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8.75cm" fo:min-width="25cm" loext:softedge-radius="0.035cm" loext:decorative="false"/>
    </style:style>
    <style:style style:name="gr2" style:family="graphic" style:parent-style-name="standard">
      <style:graphic-properties draw:fill-color="#ff972f" draw:textarea-horizontal-align="justify" draw:textarea-vertical-align="middle" draw:auto-grow-height="false" fo:min-height="8.84cm" fo:min-width="25cm" loext:decorative="false"/>
    </style:style>
    <style:style style:name="gr3" style:family="graphic" style:parent-style-name="standard">
      <style:graphic-properties svg:stroke-color="#ffffff" draw:fill-color="#3465a4" draw:textarea-horizontal-align="justify" draw:textarea-vertical-align="middle" draw:auto-grow-height="false" fo:min-height="7.25cm" fo:min-width="0.5cm" loext:decorative="false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8cm" fo:min-width="0.25cm" loext:decorative="false"/>
      <style:paragraph-properties style:writing-mode="lr-tb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6.5cm" fo:min-width="7.75cm" loext:decorative="false"/>
      <style:paragraph-properties style:writing-mode="lr-tb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6.5cm" fo:min-width="4.25cm" loext:decorative="false"/>
      <style:paragraph-properties style:writing-mode="lr-tb"/>
    </style:style>
    <style:style style:name="gr7" style:family="graphic" style:parent-style-name="standard">
      <style:graphic-properties draw:fill-color="#ffd428" draw:textarea-horizontal-align="justify" draw:textarea-vertical-align="middle" draw:auto-grow-height="false" fo:min-height="7.25cm" fo:min-width="5.25cm" loext:decorative="false"/>
      <style:paragraph-properties style:writing-mode="lr-tb"/>
    </style:style>
    <style:style style:name="gr8" style:family="graphic" style:parent-style-name="standard">
      <style:graphic-properties draw:fill-color="#ffd428" draw:textarea-horizontal-align="justify" draw:textarea-vertical-align="middle" draw:auto-grow-height="false" fo:min-height="7.25cm" fo:min-width="4.25cm" loext:decorative="false"/>
      <style:paragraph-properties style:writing-mode="lr-tb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7.25cm" fo:min-width="5cm" loext:decorative="false"/>
      <style:paragraph-properties style:writing-mode="lr-tb"/>
    </style:style>
    <style:style style:name="gr10" style:family="graphic" style:parent-style-name="standard">
      <style:graphic-properties draw:fill-color="#ffd428" draw:textarea-horizontal-align="justify" draw:textarea-vertical-align="middle" draw:auto-grow-height="false" fo:min-height="7cm" fo:min-width="4.5cm" loext:decorative="false"/>
      <style:paragraph-properties style:writing-mode="lr-tb"/>
    </style:style>
    <style:style style:name="gr11" style:family="graphic" style:parent-style-name="standard">
      <style:graphic-properties draw:fill-color="#ffd428" draw:textarea-horizontal-align="justify" draw:textarea-vertical-align="middle" draw:auto-grow-height="false" fo:min-height="6.5cm" fo:min-width="6.25cm" loext:decorative="false"/>
      <style:paragraph-properties style:writing-mode="lr-tb"/>
    </style:style>
    <style:style style:name="gr12" style:family="graphic" style:parent-style-name="objectwithoutfill">
      <style:graphic-properties svg:stroke-width="0.053cm" draw:marker-start-width="0.279cm" draw:marker-end="Puntas_20_de_20_flecha_20_1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Puntas_20_de_20_flecha_20_2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7" style:family="graphic" style:parent-style-name="standard">
      <style:graphic-properties draw:fill-color="#ff972f" draw:textarea-horizontal-align="justify" draw:textarea-vertical-align="middle" draw:auto-grow-height="false" fo:min-height="0.75cm" fo:min-width="20.25cm" loext:decorative="false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ffd428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72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5.5cm" svg:height="9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5cm" svg:height="9.09cm" svg:x="1.2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7.5cm" svg:x="1.5cm" svg:y="2.25cm">
          <text:p text:style-name="P3">Empres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7.5cm" svg:x="1.5cm" svg:y="2.25cm">
          <text:p text:style-name="P3">Empres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7.5cm" svg:x="1.5cm" svg:y="2.25cm">
          <text:p text:style-name="P3">Empres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8.25cm" svg:x="1.5cm" svg:y="12cm">
          <text:p text:style-name="P3">Alumno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25cm" svg:height="6.75cm" svg:x="10.25cm" svg:y="3cm">
          <text:p text:style-name="P3">Aprobación del proyecto por parte de la empres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5cm" svg:height="6.75cm" svg:x="3cm" svg:y="3cm">
          <text:p text:style-name="P3">Extracción de datos de Base de Datos Operativa.</text:p>
          <text:p text:style-name="P3"/>
          <text:p text:style-name="P3">(Origen: MSQL Server y SAP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5cm" svg:height="6.75cm" svg:x="3cm" svg:y="3cm">
          <text:p text:style-name="P3">Extracción de datos de Base de Datos Operativa.</text:p>
          <text:p text:style-name="P3"/>
          <text:p text:style-name="P3">(Origen: MSQL Server y SAP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5cm" svg:height="6.75cm" svg:x="3cm" svg:y="3cm">
          <text:p text:style-name="P3">Extracción de datos de Base de Datos Operativa.</text:p>
          <text:p text:style-name="P3"/>
          <text:p text:style-name="P3">(Origen: MSQL Server y SAP)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7.5cm" svg:x="3cm" svg:y="12cm">
          <text:p text:style-name="P3">Preprocesamiento de datos y transformación en formato csv.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75cm" svg:height="7.5cm" svg:x="9.25cm" svg:y="12cm">
          <text:p text:style-name="P3">Elaboración del modelo matemático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cm" svg:height="7.5cm" svg:x="15cm" svg:y="12cm">
          <text:p text:style-name="P3">Desarrollo e implementación del modelo, usando Python y otras librerias de Machine Learning.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7.25cm" svg:x="21.25cm" svg:y="12cm">
          <text:p text:style-name="P3">Liberación del modelo en un ambiente productivo.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75cm" svg:height="6.75cm" svg:x="19.25cm" svg:y="3cm">
          <text:p text:style-name="P3">Fin del proyecto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cm" svg:y1="9.5cm" svg:x2="5cm" svg:y2="12.5cm">
          <text:p/>
        </draw:line>
        <draw:line draw:style-name="gr13" draw:text-style-name="P6" draw:layer="layout" svg:x1="8.5cm" svg:y1="15.75cm" svg:x2="9.5cm" svg:y2="15.75cm">
          <text:p/>
        </draw:line>
        <draw:line draw:style-name="gr14" draw:text-style-name="P3" draw:layer="layout" svg:x1="10.75cm" svg:y1="9.5cm" svg:x2="10.75cm" svg:y2="12.75cm">
          <text:p/>
        </draw:line>
        <draw:line draw:style-name="gr15" draw:text-style-name="P3" draw:layer="layout" svg:x1="17cm" svg:y1="9.5cm" svg:x2="17cm" svg:y2="12.75cm">
          <text:p/>
        </draw:line>
        <draw:line draw:style-name="gr16" draw:text-style-name="P6" draw:layer="layout" svg:x1="13.75cm" svg:y1="15.75cm" svg:x2="15.5cm" svg:y2="15.75cm">
          <text:p/>
        </draw:line>
        <draw:line draw:style-name="gr16" draw:text-style-name="P6" draw:layer="layout" svg:x1="20.25cm" svg:y1="15.5cm" svg:x2="21.75cm" svg:y2="15.5cm">
          <text:p/>
        </draw:line>
        <draw:line draw:style-name="gr16" draw:text-style-name="P6" draw:layer="layout" svg:x1="23.5cm" svg:y1="12.25cm" svg:x2="23.5cm" svg:y2="9.5cm">
          <text:p/>
        </draw:line>
        <draw:custom-shape draw:style-name="gr17" draw:text-style-name="P7" draw:layer="layout" svg:width="20.75cm" svg:height="1cm" svg:x="4cm" svg:y="1.5cm">
          <text:p text:style-name="P3"><text:span text:style-name="T1">Proceso para la elaboracion del proyect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1T01:26:48.821000000</meta:creation-date>
    <dc:date>2024-09-21T02:03:41.655000000</dc:date>
    <meta:editing-duration>PT5M9S</meta:editing-duration>
    <meta:editing-cycles>2</meta:editing-cycles>
    <meta:generator>LibreOffice/24.8.0.3$Windows_X86_64 LibreOffice_project/0bdf1299c94fe897b119f97f3c613e9dca6be583</meta:generator>
    <meta:document-statistic meta:object-count="23"/>
  </office:meta>
</office:document-meta>
</file>